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language="ru" fo:country="RU" fo:font-weight="bold" officeooo:rsid="0000c2da" officeooo:paragraph-rsid="0000c2da" style:font-weight-asian="bold" style:font-weight-complex="bold"/>
    </style:style>
    <style:style style:name="P2" style:family="paragraph" style:parent-style-name="Standard">
      <style:text-properties style:font-name="Tahoma" fo:font-size="10pt" fo:language="ru" fo:country="RU" officeooo:rsid="0000c2da" officeooo:paragraph-rsid="0000c2da" style:font-size-asian="10pt" style:font-size-complex="10pt"/>
    </style:style>
    <style:style style:name="P3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P4" style:family="paragraph" style:parent-style-name="Standard">
      <style:text-properties style:font-name="Tahoma" fo:font-size="10pt" fo:language="ru" fo:country="RU" officeooo:rsid="0007185c" officeooo:paragraph-rsid="0007185c" style:font-size-asian="10pt" style:font-size-complex="10pt"/>
    </style:style>
    <style:style style:name="P5" style:family="paragraph" style:parent-style-name="Standard">
      <style:text-properties style:font-name="Tahoma" fo:font-size="10pt" fo:language="en" fo:country="US" officeooo:rsid="00023816" officeooo:paragraph-rsid="00023816" style:font-size-asian="10pt" style:font-size-complex="10pt"/>
    </style:style>
    <style:style style:name="P6" style:family="paragraph" style:parent-style-name="Standard"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break-before="page"/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ahoma" fo:font-size="10pt" fo:language="ru" fo:country="RU" officeooo:rsid="00023816" officeooo:paragraph-rsid="0008f9b9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officeooo:rsid="0005e806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5e806"/>
    </style:style>
    <style:style style:name="T5" style:family="text">
      <style:text-properties fo:language="en" fo:country="US" officeooo:rsid="0008f9b9"/>
    </style:style>
    <style:style style:name="T6" style:family="text">
      <style:text-properties officeooo:rsid="0007185c"/>
    </style:style>
    <style:style style:name="T7" style:family="text">
      <style:text-properties officeooo:rsid="0008f9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умчук А. Ю.</text:p>
      <text:p text:style-name="P2">Эти записи представляют собой резюме основных моих познаний в данной области.</text:p>
      <text:p text:style-name="P2">Библиография не приводится, так как я считаю свои записи самодостаточными.</text:p>
      <text:p text:style-name="P2">2015.</text:p>
      <text:p text:style-name="P2">Последние изменения — 20<text:span text:style-name="T5">20</text:span>.</text:p>
      <text:p text:style-name="P9">Оглавление</text:p>
      <text:p text:style-name="P6"/>
      <text:p text:style-name="P2">Часть 1</text:p>
      <text:p text:style-name="P12"><text:tab/><text:span text:style-name="T5">AWT<text:tab/></text:span><text:span text:style-name="T6"><text:tab/></text:span><text:tab/><text:tab/><text:tab/><text:tab/><text:tab/>1</text:p>
      <text:p text:style-name="P12"><text:span text:style-name="T4"><text:tab/></text:span><text:span text:style-name="T7">О графическом выводе<text:tab/><text:tab/><text:tab/><text:tab/>2</text:span></text:p>
      <text:p text:style-name="P12"><text:span text:style-name="T4"><text:tab/></text:span><text:span text:style-name="T7">Изображения<text:tab/><text:tab/><text:tab/><text:tab/><text:tab/><text:tab/>11</text:span><text:span text:style-name="T4"><text:tab/></text:span></text:p>
      <text:p text:style-name="P2"/>
      <text:p text:style-name="P2">Часть 2</text:p>
      <text:p text:style-name="P3"><text:tab/><text:span text:style-name="T6">Сеть</text:span><text:tab/><text:tab/><text:tab/><text:tab/><text:tab/><text:tab/><text:tab/><text:span text:style-name="T7">12</text:span></text:p>
      <text:p text:style-name="P3"/>
      <text:p text:style-name="P3"><text:span text:style-name="T6">Часть 3</text:span><text:tab/></text:p>
      <text:p text:style-name="P3"><text:tab/><text:span text:style-name="T7">Сервлеты<text:tab/><text:tab/><text:tab/><text:tab/><text:tab/><text:tab/>20</text:span></text:p>
      <text:p text:style-name="P10">Библиография</text:p>
      <text:p text:style-name="P7"/>
      <text:p text:style-name="P3">Не приводится.</text:p>
      <text:p text:style-name="P3"/>
      <text:p text:style-name="P11">Java</text:p>
      <text:p text:style-name="P8"/>
      <text:p text:style-name="P5"><text:span text:style-name="T1">Том </text:span><text:span text:style-name="T7">II</text:span>. <text:span text:style-name="T1">Последние изменения — 20</text:span><text:span text:style-name="T7">20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11-25T21:43:31.030000000</dc:date>
    <meta:editing-duration>PT42M48S</meta:editing-duration>
    <meta:editing-cycles>5</meta:editing-cycles>
    <meta:document-statistic meta:table-count="0" meta:image-count="0" meta:object-count="0" meta:page-count="4" meta:paragraph-count="18" meta:word-count="56" meta:character-count="384" meta:non-whitespace-character-count="312"/>
  </office:meta>
</office:document-meta>
</file>